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a13" officeooo:paragraph-rsid="0018fa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project working</text:p>
      <text:p text:style-name="P1"/>
      <text:p text:style-name="P1">Linux Distro name <text:s text:c="19"/>distro.name()</text:p>
      <text:p text:style-name="P1">Distro version <text:s text:c="26"/>distro.version()</text:p>
      <text:p text:style-name="P1">host name <text:s text:c="2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8:28:30.303183932</meta:creation-date>
    <dc:date>2024-03-04T18:29:54.759750369</dc:date>
    <meta:editing-duration>PT1M25S</meta:editing-duration>
    <meta:editing-cycles>1</meta:editing-cycles>
    <meta:document-statistic meta:table-count="0" meta:image-count="0" meta:object-count="0" meta:page-count="1" meta:paragraph-count="4" meta:word-count="12" meta:character-count="157" meta:non-whitespace-character-count="81"/>
    <meta:generator>LibreOffice/7.3.7.2$Linux_X86_64 LibreOffice_project/30$Build-2</meta:generator>
  </office:meta>
</office:document-meta>
</file>